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7.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0" table:number-columns-repeated="254"/>
        <table:table-row table:style-name="AROW-0">
          <table:table-cell table:style-name="ACE-0" office:value-type="float" office:value="6.8019999999999996">
            <text:p>6.802</text:p>
          </table:table-cell>
          <table:table-cell table:style-name="ACE-2" office:value-type="float" office:value="2.2900063107871858">
            <text:p>2.290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6.9080000000000004">
            <text:p>6.908</text:p>
          </table:table-cell>
          <table:table-cell table:style-name="ACE-2" office:value-type="float" office:value="2.6844908461327832">
            <text:p>2.684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0030000000000001">
            <text:p>7.003</text:p>
          </table:table-cell>
          <table:table-cell table:style-name="ACE-2" office:value-type="float" office:value="3.1516242935109653">
            <text:p>3.152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0899999999999999">
            <text:p>7.09</text:p>
          </table:table-cell>
          <table:table-cell table:style-name="ACE-2" office:value-type="float" office:value="3.5077771537247111">
            <text:p>3.508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1699999999999999">
            <text:p>7.17</text:p>
          </table:table-cell>
          <table:table-cell table:style-name="ACE-2" office:value-type="float" office:value="3.8372994592322094">
            <text:p>3.837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2439999999999998">
            <text:p>7.244</text:p>
          </table:table-cell>
          <table:table-cell table:style-name="ACE-2" office:value-type="float" office:value="4.0659450877004026">
            <text:p>4.066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3129999999999997">
            <text:p>7.313</text:p>
          </table:table-cell>
          <table:table-cell table:style-name="ACE-2" office:value-type="float" office:value="4.2390940461082982">
            <text:p>4.239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3780000000000001">
            <text:p>7.378</text:p>
          </table:table-cell>
          <table:table-cell table:style-name="ACE-2" office:value-type="float" office:value="4.4425689001579505">
            <text:p>4.443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4379999999999997">
            <text:p>7.438</text:p>
          </table:table-cell>
          <table:table-cell table:style-name="ACE-2" office:value-type="float" office:value="4.626735963902652">
            <text:p>4.627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4960000000000004">
            <text:p>7.496</text:p>
          </table:table-cell>
          <table:table-cell table:style-name="ACE-2" office:value-type="float" office:value="4.8172123442311268">
            <text:p>4.817</text:p>
          </table:table-cell>
          <table:table-cell table:number-columns-repeated="254" table:style-name="Gnumeric-default"/>
        </table:table-row>
        <table:table-row table:style-name="AROW-0">
          <table:table-cell table:style-name="ACE-0" office:value-type="float" office:value="7.5499999999999998">
            <text:p>7.55</text:p>
          </table:table-cell>
          <table:table-cell table:style-name="ACE-2" office:value-type="float" office:value="5.0106352940962555">
            <text:p>5.011</text:p>
          </table:table-cell>
          <table:table-cell table:number-columns-repeated="254" table:style-name="Gnumeric-default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1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7.5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9-23T08:02:46Z</dc:date>
    <meta:creation-date>2023-09-23T08:01:42Z</meta:creation-date>
    <meta:generator>gnumeric/1.12.55</meta:generator>
  </office:meta>
</office:document-meta>
</file>